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3866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2193in"/>
    </style:style>
    <style:style style:name="co5" style:family="table-column">
      <style:table-column-properties fo:break-before="auto" style:column-width="1.6874in"/>
    </style:style>
    <style:style style:name="co6" style:family="table-column">
      <style:table-column-properties fo:break-before="auto" style:column-width="1.20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ተ.ቁ</text:p>
          </table:table-cell>
          <table:table-cell table:style-name="ce1" office:value-type="string" calcext:value-type="string">
            <text:p>ስም</text:p>
          </table:table-cell>
          <table:table-cell table:style-name="ce1" office:value-type="string" calcext:value-type="string">
            <text:p>ዲፓርትመንት</text:p>
          </table:table-cell>
          <table:table-cell table:style-name="ce1" office:value-type="string" calcext:value-type="string">
            <text:p>ስልክ</text:p>
          </table:table-cell>
          <table:table-cell table:style-name="ce1" office:value-type="string" calcext:value-type="string">
            <text:p>የቅርብ ቤተሰብ ስልክ</text:p>
          </table:table-cell>
          <table:table-cell table:style-name="ce1" office:value-type="string" calcext:value-type="string">
            <text:p>ክርስትና ስም</text:p>
          </table:table-cell>
          <table:table-cell table:style-name="ce1" office:value-type="string" calcext:value-type="string">
            <text:p>አገልግሎት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TESFA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ስምረት ወንድሙ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53080955" calcext:value-type="float">
            <text:p>953080955</text:p>
          </table:table-cell>
          <table:table-cell office:value-type="string" calcext:value-type="string">
            <text:p>917780197/932444815</text:p>
          </table:table-cell>
          <table:table-cell office:value-type="string" calcext:value-type="string">
            <text:p>ወለተ ብርሃን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ሰላማዊት ጥበቡ ማሞ</text:p>
          </table:table-cell>
          <table:table-cell office:value-type="string" calcext:value-type="string">
            <text:p>አፕፕላይድ ሳይንስ</text:p>
          </table:table-cell>
          <table:table-cell office:value-type="float" office:value="913308458" calcext:value-type="float">
            <text:p>913308458</text:p>
          </table:table-cell>
          <table:table-cell/>
          <table:table-cell office:value-type="string" calcext:value-type="string">
            <text:p>አስካለ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ፍኖተ መሰረት በላይ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08767623" calcext:value-type="float">
            <text:p>908767623</text:p>
          </table:table-cell>
          <table:table-cell/>
          <table:table-cell office:value-type="string" calcext:value-type="string">
            <text:p>አስካለ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ኤፍራታ ዳዊት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83120224" calcext:value-type="float">
            <text:p>983120224</text:p>
          </table:table-cell>
          <table:table-cell/>
          <table:table-cell office:value-type="string" calcext:value-type="string">
            <text:p>ወለተ ዮሃን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BEMNI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ሃይማኖት ጌታቸው ጅፋር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74099703" calcext:value-type="float">
            <text:p>974099703</text:p>
          </table:table-cell>
          <table:table-cell/>
          <table:table-cell office:value-type="string" calcext:value-type="string">
            <text:p>ወለተ አማኑ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ሊድያ በላይ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53456991" calcext:value-type="float">
            <text:p>953456991</text:p>
          </table:table-cell>
          <table:table-cell office:value-type="string" calcext:value-type="string">
            <text:p>909599891/922828505</text:p>
          </table:table-cell>
          <table:table-cell office:value-type="string" calcext:value-type="string">
            <text:p>ወለተ መስቀ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እየሩሳለም እባቡ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28375423" calcext:value-type="float">
            <text:p>928375423</text:p>
          </table:table-cell>
          <table:table-cell/>
          <table:table-cell office:value-type="string" calcext:value-type="string">
            <text:p>ወለተ ሃዋርያ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ኤፍራታ ወንድወሰን</text:p>
          </table:table-cell>
          <table:table-cell/>
          <table:table-cell office:value-type="float" office:value="917554300" calcext:value-type="float">
            <text:p>917554300</text:p>
          </table:table-cell>
          <table:table-cell/>
          <table:table-cell office:value-type="string" calcext:value-type="string">
            <text:p>እሴ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መቅደላዊት ፋንታሁን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84004739" calcext:value-type="float">
            <text:p>984004739</text:p>
          </table:table-cell>
          <table:table-cell/>
          <table:table-cell office:value-type="string" calcext:value-type="string">
            <text:p>ወለ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ABENI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ሰላም ጥበቡ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06635203" calcext:value-type="float">
            <text:p>906635203</text:p>
          </table:table-cell>
          <table:table-cell office:value-type="string" calcext:value-type="string">
            <text:p>911587331/915572256</text:p>
          </table:table-cell>
          <table:table-cell office:value-type="string" calcext:value-type="string">
            <text:p>እሴተ ገብሬ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ሰላም ተስፋዬ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83294633" calcext:value-type="float">
            <text:p>983294633</text:p>
          </table:table-cell>
          <table:table-cell office:value-type="string" calcext:value-type="string">
            <text:p>925969158/930904144</text:p>
          </table:table-cell>
          <table:table-cell office:value-type="string" calcext:value-type="string">
            <text:p>ጽጌ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ራሄል እሸቱ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53143552" calcext:value-type="float">
            <text:p>953143552</text:p>
          </table:table-cell>
          <table:table-cell/>
          <table:table-cell office:value-type="string" calcext:value-type="string">
            <text:p>ፍቅር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ንጹህ ወንድሙ</text:p>
          </table:table-cell>
          <table:table-cell/>
          <table:table-cell office:value-type="float" office:value="903192675" calcext:value-type="float">
            <text:p>903192675</text:p>
          </table:table-cell>
          <table:table-cell/>
          <table:table-cell office:value-type="string" calcext:value-type="string">
            <text:p>ፍቅርተ ገብር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YEDU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ባንቺአየሁ ግርማ ታፈሰ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94846936" calcext:value-type="float">
            <text:p>994846936</text:p>
          </table:table-cell>
          <table:table-cell office:value-type="string" calcext:value-type="string">
            <text:p>941125333/925318855</text:p>
          </table:table-cell>
          <table:table-cell office:value-type="string" calcext:value-type="string">
            <text:p>ወለተ ሰንበ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ውዳሴ ተሾመ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30904144" calcext:value-type="float">
            <text:p>930904144</text:p>
          </table:table-cell>
          <table:table-cell office:value-type="string" calcext:value-type="string">
            <text:p>910103012/983294633</text:p>
          </table:table-cell>
          <table:table-cell office:value-type="string" calcext:value-type="string">
            <text:p>እሴ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ረድኤት ዳንኤል </text:p>
          </table:table-cell>
          <table:table-cell/>
          <table:table-cell office:value-type="float" office:value="934478490" calcext:value-type="float">
            <text:p>934478490</text:p>
          </table:table-cell>
          <table:table-cell/>
          <table:table-cell office:value-type="string" calcext:value-type="string">
            <text:p>ምእራተ ገብሬ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የአብስራ ሹሚ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85424568" calcext:value-type="float">
            <text:p>985424568</text:p>
          </table:table-cell>
          <table:table-cell/>
          <table:table-cell office:value-type="string" calcext:value-type="string">
            <text:p>ሃይለ ስላሴ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ነጸረ አብ አሰፋ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78034685" calcext:value-type="float">
            <text:p>978034685</text:p>
          </table:table-cell>
          <table:table-cell office:value-type="float" office:value="913025781" calcext:value-type="float">
            <text:p>913025781</text:p>
          </table:table-cell>
          <table:table-cell office:value-type="string" calcext:value-type="string">
            <text:p>ተክለ ጻዲቅ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BIRUKE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በአምላክ አለማየሁ ከበደ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42311175" calcext:value-type="float">
            <text:p>942311175</text:p>
          </table:table-cell>
          <table:table-cell office:value-type="string" calcext:value-type="string">
            <text:p>911465347/912122438</text:p>
          </table:table-cell>
          <table:table-cell office:value-type="string" calcext:value-type="string">
            <text:p>ሃይለ ሚካ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ቤተሳይዳ ኢሳይያስ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21429176" calcext:value-type="float">
            <text:p>921429176</text:p>
          </table:table-cell>
          <table:table-cell/>
          <table:table-cell office:value-type="string" calcext:value-type="string">
            <text:p>ፍቅር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ናሆም ሙሉጌታ</text:p>
          </table:table-cell>
          <table:table-cell/>
          <table:table-cell office:value-type="float" office:value="964419801" calcext:value-type="float">
            <text:p>964419801</text:p>
          </table:table-cell>
          <table:table-cell office:value-type="float" office:value="913552868" calcext:value-type="float">
            <text:p>913552868</text:p>
          </table:table-cell>
          <table:table-cell office:value-type="string" calcext:value-type="string">
            <text:p>ወልደ ሰንበ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ብሩክ ታደለ አርጋው</text:p>
          </table:table-cell>
          <table:table-cell/>
          <table:table-cell office:value-type="float" office:value="960282233" calcext:value-type="float">
            <text:p>960282233</text:p>
          </table:table-cell>
          <table:table-cell/>
          <table:table-cell office:value-type="string" calcext:value-type="string">
            <text:p>ሃብተ ወል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AREG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በጸጋ ተሾመ</text:p>
          </table:table-cell>
          <table:table-cell/>
          <table:table-cell office:value-type="float" office:value="966500617" calcext:value-type="float">
            <text:p>966500617</text:p>
          </table:table-cell>
          <table:table-cell/>
          <table:table-cell office:value-type="string" calcext:value-type="string">
            <text:p>ገብረ ዮሃን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አብርሃም ከተማ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79090152" calcext:value-type="float">
            <text:p>979090152</text:p>
          </table:table-cell>
          <table:table-cell office:value-type="string" calcext:value-type="string">
            <text:p>777090152/913132659</text:p>
          </table:table-cell>
          <table:table-cell office:value-type="string" calcext:value-type="string">
            <text:p>ተክለ እየሱ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ዮሀንስ ወንደወሰን</text:p>
          </table:table-cell>
          <table:table-cell/>
          <table:table-cell office:value-type="float" office:value="911576122" calcext:value-type="float">
            <text:p>911576122</text:p>
          </table:table-cell>
          <table:table-cell office:value-type="string" calcext:value-type="string">
            <text:p>911152338/918918852</text:p>
          </table:table-cell>
          <table:table-cell office:value-type="string" calcext:value-type="string">
            <text:p>ተክለ ዮሀንስ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ዮሰን ሃይሌ</text:p>
          </table:table-cell>
          <table:table-cell/>
          <table:table-cell office:value-type="float" office:value="907992540" calcext:value-type="float">
            <text:p>907992540</text:p>
          </table:table-cell>
          <table:table-cell office:value-type="float" office:value="910286922" calcext:value-type="float">
            <text:p>910286922</text:p>
          </table:table-cell>
          <table:table-cell office:value-type="string" calcext:value-type="string">
            <text:p>ሃይለ እየሱስ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30" calcext:value-type="float">
            <text:p>30</text:p>
          </table:table-cell>
          <table:table-cell office:value-type="string" calcext:value-type="string">
            <text:p>ብሩክታዊት ደሳለኝ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93659825" calcext:value-type="float">
            <text:p>993659825</text:p>
          </table:table-cell>
          <table:table-cell office:value-type="float" office:value="909300666" calcext:value-type="float">
            <text:p>909300666</text:p>
          </table:table-cell>
          <table:table-cell office:value-type="string" calcext:value-type="string">
            <text:p>ሂሩተ ሚካ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ROBEL</text:p>
          </table:table-cell>
          <table:table-cell table:number-columns-repeated="3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ዮናስ ጌቱ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20950120" calcext:value-type="float">
            <text:p>920950120</text:p>
          </table:table-cell>
          <table:table-cell office:value-type="string" calcext:value-type="string">
            <text:p>920950508/960224112</text:p>
          </table:table-cell>
          <table:table-cell office:value-type="string" calcext:value-type="string">
            <text:p>ወልደ ሰንበት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ዮሃንስ ቱሉ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20072299" calcext:value-type="float">
            <text:p>920072299</text:p>
          </table:table-cell>
          <table:table-cell office:value-type="string" calcext:value-type="string">
            <text:p>912449087/919827313</text:p>
          </table:table-cell>
          <table:table-cell office:value-type="string" calcext:value-type="string">
            <text:p>ሰርጸ ጻድቅ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ድያቆን በረከት ከተማ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26346613" calcext:value-type="float">
            <text:p>926346613</text:p>
          </table:table-cell>
          <table:table-cell office:value-type="string" calcext:value-type="string">
            <text:p>913940300/982579950</text:p>
          </table:table-cell>
          <table:table-cell office:value-type="string" calcext:value-type="string">
            <text:p>ኪዳነ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38" calcext:value-type="float">
            <text:p>38</text:p>
          </table:table-cell>
          <table:table-cell office:value-type="string" calcext:value-type="string">
            <text:p>አዶናይ አለሙ</text:p>
          </table:table-cell>
          <table:table-cell/>
          <table:table-cell office:value-type="float" office:value="982013067" calcext:value-type="float">
            <text:p>982013067</text:p>
          </table:table-cell>
          <table:table-cell office:value-type="string" calcext:value-type="string">
            <text:p>911504667/911239555</text:p>
          </table:table-cell>
          <table:table-cell office:value-type="string" calcext:value-type="string">
            <text:p>ሰይፈ ስላሴ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NATI</text:p>
          </table:table-cell>
          <table:table-cell table:number-columns-repeated="3"/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አቲአና ደጀኔ</text:p>
          </table:table-cell>
          <table:table-cell/>
          <table:table-cell office:value-type="float" office:value="906302490" calcext:value-type="float">
            <text:p>906302490</text:p>
          </table:table-cell>
          <table:table-cell office:value-type="float" office:value="935993671" calcext:value-type="float">
            <text:p>935993671</text:p>
          </table:table-cell>
          <table:table-cell office:value-type="string" calcext:value-type="string">
            <text:p>ወልደ ገብር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ሮባ እንግዳ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18955760" calcext:value-type="float">
            <text:p>918955760</text:p>
          </table:table-cell>
          <table:table-cell office:value-type="float" office:value="910051155" calcext:value-type="float">
            <text:p>910051155</text:p>
          </table:table-cell>
          <table:table-cell office:value-type="string" calcext:value-type="string">
            <text:p>ሃይለ ገብር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ሃይማኖት ገዜ</text:p>
          </table:table-cell>
          <table:table-cell/>
          <table:table-cell office:value-type="float" office:value="923081777" calcext:value-type="float">
            <text:p>923081777</text:p>
          </table:table-cell>
          <table:table-cell office:value-type="float" office:value="963277752" calcext:value-type="float">
            <text:p>963277752</text:p>
          </table:table-cell>
          <table:table-cell office:value-type="string" calcext:value-type="string">
            <text:p>ወልደ ጊዎርጊስ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ብሩክ ብርሃነ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32244011" calcext:value-type="float">
            <text:p>932244011</text:p>
          </table:table-cell>
          <table:table-cell office:value-type="float" office:value="912239849" calcext:value-type="float">
            <text:p>912239849</text:p>
          </table:table-cell>
          <table:table-cell office:value-type="string" calcext:value-type="string">
            <text:p>ተክለ ጊዎርጊስ</text:p>
          </table:table-cell>
          <table:table-cell office:value-type="string" calcext:value-type="string">
            <text:p>መዝሙር ክፍል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ሱራፌል መታሰቢያ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09093919" calcext:value-type="float">
            <text:p>909093919</text:p>
          </table:table-cell>
          <table:table-cell table:number-columns-repeated="2"/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WENDE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ዳግም ደምስ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04739058" calcext:value-type="float">
            <text:p>904739058</text:p>
          </table:table-cell>
          <table:table-cell/>
          <table:table-cell office:value-type="string" calcext:value-type="string">
            <text:p>ብርሃነ ትንሳኤ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ፍቃዱ ንጋቱ ጥግነህ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82291283" calcext:value-type="float">
            <text:p>982291283</text:p>
          </table:table-cell>
          <table:table-cell office:value-type="string" calcext:value-type="string">
            <text:p>906504515/916424285</text:p>
          </table:table-cell>
          <table:table-cell office:value-type="string" calcext:value-type="string">
            <text:p>ክንፈ ገብር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ኪሩበል ሃይለማርያም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09286855" calcext:value-type="float">
            <text:p>909286855</text:p>
          </table:table-cell>
          <table:table-cell/>
          <table:table-cell office:value-type="string" calcext:value-type="string">
            <text:p>ፍቅረ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ፍራኦል ታምራት በቀለ</text:p>
          </table:table-cell>
          <table:table-cell/>
          <table:table-cell office:value-type="float" office:value="991181246" calcext:value-type="float">
            <text:p>991181246</text:p>
          </table:table-cell>
          <table:table-cell office:value-type="string" calcext:value-type="string">
            <text:p>911689151/923711455</text:p>
          </table:table-cell>
          <table:table-cell office:value-type="string" calcext:value-type="string">
            <text:p>ብርሃነ ትንሳኤ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BRUKTI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ማህሌት ያሬድ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24448171" calcext:value-type="float">
            <text:p>924448171</text:p>
          </table:table-cell>
          <table:table-cell/>
          <table:table-cell office:value-type="string" calcext:value-type="string">
            <text:p>ወለተ ተክለሃይማኖ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የአብስራ ጌታሁን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40101155" calcext:value-type="float">
            <text:p>940101155</text:p>
          </table:table-cell>
          <table:table-cell office:value-type="string" calcext:value-type="string">
            <text:p>978546870/911669569</text:p>
          </table:table-cell>
          <table:table-cell office:value-type="string" calcext:value-type="string">
            <text:p>ወለ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ኪሩቤል ሃይለማርያም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09286855" calcext:value-type="float">
            <text:p>909286855</text:p>
          </table:table-cell>
          <table:table-cell/>
          <table:table-cell office:value-type="string" calcext:value-type="string">
            <text:p>ፍቅረ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አፎሚያ ተድላ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67020286" calcext:value-type="float">
            <text:p>967020286</text:p>
          </table:table-cell>
          <table:table-cell office:value-type="string" calcext:value-type="string">
            <text:p>911172587/911631575</text:p>
          </table:table-cell>
          <table:table-cell office:value-type="string" calcext:value-type="string">
            <text:p>ወለተ ሰማዕት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ሴና ተፈራ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36560225" calcext:value-type="float">
            <text:p>936560225</text:p>
          </table:table-cell>
          <table:table-cell office:value-type="string" calcext:value-type="string">
            <text:p>917817817/917568155</text:p>
          </table:table-cell>
          <table:table-cell office:value-type="string" calcext:value-type="string">
            <text:p>አጸ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3"/>
          <table:table-cell table:style-name="ce2" office:value-type="string" calcext:value-type="string">
            <text:p>MELAT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ትዕግስት ብርሃኑ</text:p>
          </table:table-cell>
          <table:table-cell/>
          <table:table-cell office:value-type="string" calcext:value-type="string">
            <text:p>964237961/910626218</text:p>
          </table:table-cell>
          <table:table-cell/>
          <table:table-cell office:value-type="string" calcext:value-type="string">
            <text:p>አጸደ ማርያም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መክሊት አበጀ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04477330" calcext:value-type="float">
            <text:p>904477330</text:p>
          </table:table-cell>
          <table:table-cell/>
          <table:table-cell office:value-type="string" calcext:value-type="string">
            <text:p>ወለተ መድህን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ሃና</text:p>
          </table:table-cell>
          <table:table-cell office:value-type="string" calcext:value-type="string">
            <text:p>ፕሪ ኢንጅነሪንግ</text:p>
          </table:table-cell>
          <table:table-cell office:value-type="float" office:value="978624404" calcext:value-type="float">
            <text:p>978624404</text:p>
          </table:table-cell>
          <table:table-cell office:value-type="float" office:value="984174244" calcext:value-type="float">
            <text:p>984174244</text:p>
          </table:table-cell>
          <table:table-cell office:value-type="string" calcext:value-type="string">
            <text:p>ወለተ አማኑኤል</text:p>
          </table:table-cell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አብርሃም ተካ</text:p>
          </table:table-cell>
          <table:table-cell/>
          <table:table-cell office:value-type="float" office:value="929320797" calcext:value-type="float">
            <text:p>929320797</text:p>
          </table:table-cell>
          <table:table-cell table:number-columns-repeated="2"/>
          <table:table-cell office:value-type="string" calcext:value-type="string">
            <text:p>መዝሙር ክፍል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ብሌን አቢሻ</text:p>
          </table:table-cell>
          <table:table-cell office:value-type="string" calcext:value-type="string">
            <text:p>አፕላይድ ሳይንስ</text:p>
          </table:table-cell>
          <table:table-cell office:value-type="float" office:value="953909224" calcext:value-type="float">
            <text:p>953909224</text:p>
          </table:table-cell>
          <table:table-cell/>
          <table:table-cell office:value-type="string" calcext:value-type="string">
            <text:p>ወለተ ሃና</text:p>
          </table:table-cell>
          <table:table-cell office:value-type="string" calcext:value-type="string">
            <text:p>መዝሙር ክፍል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3:44:33.526075303</meta:creation-date>
    <dc:date>2023-12-19T04:08:33.570571007</dc:date>
    <meta:editing-duration>PT24M</meta:editing-duration>
    <meta:editing-cycles>1</meta:editing-cycles>
    <meta:document-statistic meta:table-count="1" meta:cell-count="329" meta:object-count="0"/>
    <meta:generator>LibreOffice/7.6.4.1$Linux_X86_64 LibreOffice_project/60$Build-1</meta:generator>
  </office:meta>
</office:document-meta>
</file>